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20.05.16 03:37   |   <text:a xlink:type="simple" xlink:href="http://palinfo.habago.org/Entry?Command=Information_PrintForum&amp;#FORUM39220"><text:span text:style-name="T1">#</text:span></text:a></text:p>
      <text:p text:style-name="P2">卡韓政變(240)：我就是韓國瑜 <text:line-break/><text:line-break/>陳真 <text:line-break/><text:line-break/>2020. 05. 16. <text:line-break/><text:line-break/><text:line-break/>齊克果說：「世上沒有真理，直到它被我認知。」也就是說，真理不是一種客觀的身外物，而是得有個「主詞」，得黏在「我」身上，然後也才有所謂真理的存在。 <text:line-break/><text:line-break/>同理，維根斯坦說：「一個人唯有當他回到家，方才能夠說出真理。」光是成為真理的主詞還不夠，你還得有所行動，你得「回到家」，你得真的做到了，然後你的言說方才具有意義，要不然，說大家都會說，光出一隻嘴巴說，有何意義？民進黨最會說了不是嗎？但他卻好話說盡，壞事做絕。 <text:line-break/><text:line-break/>可別以為政治與你無關。現實層面的部份，不是我要說的，我想說點別的。比方說，罷韓不關我的事嗎？當然有關。我能想像某個我認識的人，走進投票所，投下罷韓一票。這跟我有關嗎？當然有關。這時候，我難免會這麼想： <text:line-break/><text:line-break/>「這個人有可能成為我的朋友嗎？這麼蠢的一個人，我有可能跟他產生情感意念上的交流嗎？」 <text:line-break/><text:line-break/>恐怕很難。 <text:line-break/><text:line-break/>「如果他連韓國瑜都能視如寇讎，豈有可能對我產生一絲敬意？豈有可能理解我？」 <text:line-break/><text:line-break/>當然不可能。為什麼？因為我就是韓國瑜，韓國瑜就是我。如果有個人視之如寇讎，莫名其妙地對之百般不屑，那麼，這人豈有可能視我為友？所謂朋友的真實意義其實並不存在。 <text:line-break/><text:line-break/>那樣的人，蠢蛋也好，壞蛋也罷，抑或兩者皆具，無論哪一種蛋，總是不可能和我產生深刻的情感交流。那不是朋友，也許只能說認識而已。當我面對這樣一個人，蠢蛋也好，壞蛋也罷，我將化為一灘血水，我將啞口無言。 <text:line-break/><text:line-break/>我沒有臉書，因為我毫無此一需求。我甚至連平常上網要幹啥都常感覺很迷惑；畢竟網路世界如此空洞而缺乏吸引力。我都是自己寫，自己看，如此而已，就跟自言自語沒兩樣。 <text:line-break/><text:line-break/>另一方面，我也刻意不想了解「朋友」們在寫什麼、想什麼，因為我儘可能不想對人失望；我怕我會看穿朋友們的心思，從而在人與人間產生一種難以跨越的距離感。 <text:line-break/><text:line-break/>說到底，這一切都跟一個東西有關，那就是「我」。除了家務事之外，人世上其它所有的一切，無非還是一個「我」字。 <text:line-break/><text:line-break/>比方說，一個全然陌生的小孩，存在幾千公里外地球上的某個角落，或病或殘遭逢悲劇，或因為某種原因而心碎，這時候，「他」很可能就是「我」，因為他的痛苦很難不影響到我。 <text:line-break/><text:line-break/>所有所謂政治，盡皆如此。 <text:line-break/><text:line-break/>韓國瑜的冤屈，不可能與「我」無關；他的傷，同樣會在我身上留下一道道傷痕。生命如此，所有政治也一樣，「我」不可能置身事外，因為「我」無所不在。我所做的一切，無非也就是為了「我」，我就是你，就是他，就是這個世界。 <text:line-break/><text:line-break/>維根斯坦曾經說過一句謎一般的話，但我並不覺得難以理解。他說，「上帝有兩個頭，一個是這個世界，一個就是『我』。」「我」就像一雙獨立於世界之外的眼睛，清楚地看見這個世界，從而發現這就是「我的」世界；這世上的一切，不管何種恩怨情仇，其實都跟「我」有關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